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71cm" style:rel-column-width="13721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9.25cm" style:rel-column-width="33656*"/>
    </style:style>
    <style:style style:name="Таблица1.E" style:family="table-column">
      <style:table-column-properties style:column-width="1.274cm" style:rel-column-width="4636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/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n supported monitor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3" meta:paragraph-count="195" meta:word-count="769" meta:character-count="5371"/>
    <meta:user-defined meta:name="Поле 1"/>
    <meta:user-defined meta:name="Поле 2"/>
    <meta:user-defined meta:name="Поле 3"/>
    <meta:user-defined meta:name="Поле 4"/>
  </office:meta>
</office:document-meta>
</file>